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043cm" style:rel-column-width="11730*"/>
    </style:style>
    <style:style style:name="Tabelle1.B" style:family="table-column">
      <style:table-column-properties style:column-width="13.956cm" style:rel-column-width="53805*"/>
    </style:style>
    <style:style style:name="Tabel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b2b2b2" fo:padding="0.097cm" fo:border="0.002cm solid #000000">
        <style:background-image/>
      </style:table-cell-properties>
    </style:style>
    <style:style style:name="Tabelle1.2" style:family="table-row">
      <style:table-row-properties style:min-row-height="0.787cm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7" style:family="table-row">
      <style:table-row-properties style:min-row-height="0.81cm"/>
    </style:style>
    <style:style style:name="Tabelle1.A7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line-through-style="solid"/>
    </style:style>
    <style:style style:name="P3" style:family="paragraph" style:parent-style-name="Table_20_Contents">
      <style:text-properties style:text-line-through-style="none"/>
    </style:style>
    <style:style style:name="P4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Konzept</text:h>
      <text:p text:style-name="Text_20_body"/>
      <text:h text:style-name="Heading_20_2" text:outline-level="2">Thema: </text:h>
      <text:p text:style-name="P4">Untersuchung der Effizienz von RRT* bei der Pfadfindung autonomer Autos</text:p>
      <text:h text:style-name="Heading_20_2" text:outline-level="2">Vorgehen/notwendige Schritte</text:h>
      <text:p text:style-name="Text_20_body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Datum</text:p>
          </table:table-cell>
          <table:table-cell table:style-name="Tabelle1.B1" office:value-type="string">
            <text:p text:style-name="P1">Arbeitsschritte</text:p>
          </table:table-cell>
        </table:table-row>
        <table:table-row table:style-name="Tabelle1.2">
          <table:table-cell table:style-name="Tabelle1.A2" office:value-type="string">
            <text:p text:style-name="P2">Bis Ende November</text:p>
          </table:table-cell>
          <table:table-cell table:style-name="Tabelle1.B2" office:value-type="string">
            <text:p text:style-name="P2">Metriken für Abfahrbarkeit und Glättung von Trajektorien grobe Abschätzung und Vergleich</text:p>
          </table:table-cell>
        </table:table-row>
        <table:table-row>
          <table:table-cell table:style-name="Tabelle1.A2" office:value-type="string">
            <text:p text:style-name="P2">Anfang Dezember</text:p>
          </table:table-cell>
          <table:table-cell table:style-name="Tabelle1.B2" office:value-type="string">
            <text:p text:style-name="P2">Gespräch Betreuer. Inhalt: Konzept, Inhalt der Arbeit, Betreuung (2-wöchiges melden?), Vortrag</text:p>
          </table:table-cell>
        </table:table-row>
        <table:table-row>
          <table:table-cell table:style-name="Tabelle1.A2" office:value-type="string">
            <text:p text:style-name="P2">ASAP</text:p>
          </table:table-cell>
          <table:table-cell table:style-name="Tabelle1.B2" office:value-type="string">
            <text:p text:style-name="P2">Code für RRT* schreiben und optimieren Pytho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>Code für Gewährleistung einer fahrbaren Trajektorie schreiben</text:p>
          </table:table-cell>
        </table:table-row>
        <table:table-row>
          <table:table-cell table:style-name="Tabelle1.A2" office:value-type="string">
            <text:p text:style-name="P2">Januar</text:p>
          </table:table-cell>
          <table:table-cell table:style-name="Tabelle1.B2" office:value-type="string">
            <text:p text:style-name="P2">Code bei Github reinstellen</text:p>
          </table:table-cell>
        </table:table-row>
        <table:table-row table:style-name="Tabelle1.7">
          <table:table-cell table:style-name="Tabelle1.A7" office:value-type="date" office:date-value="2018-02-14">
            <text:p text:style-name="P2">14.02.18</text:p>
          </table:table-cell>
          <table:table-cell table:style-name="Tabelle1.B2" office:value-type="string">
            <text:p text:style-name="P2">Gespräch Betreuer, bzgl. Vortrag, Rewiring</text:p>
          </table:table-cell>
        </table:table-row>
        <table:table-row>
          <table:table-cell table:style-name="Tabelle1.A7" office:value-type="date" office:date-value="2018-02-21">
            <text:p text:style-name="P2">21.02.18</text:p>
          </table:table-cell>
          <table:table-cell table:style-name="Tabelle1.B2" office:value-type="string">
            <text:p text:style-name="P2">Gliederung ausarbeiten</text:p>
          </table:table-cell>
        </table:table-row>
        <table:table-row>
          <table:table-cell table:style-name="Tabelle1.A7" office:value-type="date" office:date-value="2018-02-28">
            <text:p text:style-name="P2">28.02.18</text:p>
          </table:table-cell>
          <table:table-cell table:style-name="Tabelle1.B2" office:value-type="string">
            <text:p text:style-name="P2">Statusupdate mit Betreuer</text:p>
          </table:table-cell>
        </table:table-row>
        <table:table-row>
          <table:table-cell table:style-name="Tabelle1.A7" office:value-type="date" office:date-value="2018-02-28">
            <text:p text:style-name="P2">28.02.18</text:p>
          </table:table-cell>
          <table:table-cell table:style-name="Tabelle1.B2" office:value-type="string">
            <text:p text:style-name="P2">Anmeldung Bachelorarbei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Einarbeitung ROS – Visualierung/Tes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Einarbeitung ROS – Simplen C++ Code ausführ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Einarbeitung ROS – Simpler C++ Code am Auto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Klassenstruktur</text:p>
          </table:table-cell>
        </table:table-row>
        <table:table-row>
          <table:table-cell table:style-name="Tabelle1.A7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Einleitung schrei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Wissenschaftliche Messmethoden definieren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Code implementieren ohne Hindernisse (30/s)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Vortrag halten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Code implementieren mit Hindernissen (10/s)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Code implementieren mit beweglichen Hindernissen (min. 4/s)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7" office:value-type="date" office:date-value="2018-05-10">
            <text:p text:style-name="Table_20_Contents">10.05.18</text:p>
          </table:table-cell>
          <table:table-cell table:style-name="Tabelle1.B2" office:value-type="string">
            <text:p text:style-name="Table_20_Contents">Korrekturlesen lassen</text:p>
          </table:table-cell>
        </table:table-row>
        <table:table-row>
          <table:table-cell table:style-name="Tabelle1.A7" office:value-type="date" office:date-value="2018-06-01">
            <text:p text:style-name="Table_20_Contents">01.06.18</text:p>
          </table:table-cell>
          <table:table-cell table:style-name="Tabelle1.B2" office:value-type="string">
            <text:p text:style-name="Table_20_Contents">Bachelorarbeit abgeben</text:p>
          </table:table-cell>
        </table:table-row>
      </table:table>
      <text:h text:style-name="Heading_20_2" text:outline-level="2"><text:soft-page-break/>Probleme</text:h>
      <text:p text:style-name="Text_20_body">Rewiring eines bereits ins Ziel führenden Pfades nicht ohne weiteres möglich</text:p>
      <text:list xml:id="list8401864746992325187" text:style-name="L6">
        <text:list-item>
          <text:p text:style-name="P12">mögliche Lösung: Ignorieren des Problems, aber einmal gefundenen Pfad nicht verändern, sondern durch neuen, besseren Pfad ersetzen (sobald gefunden)</text:p>
        </text:list-item>
      </text:list>
      <text:h text:style-name="Heading_20_2" text:outline-level="2">Zukunftsmusik</text:h>
      <text:p text:style-name="Text_20_body"/>
      <text:list xml:id="list6128520519166041825" text:style-name="L1">
        <text:list-item>
          <text:p text:style-name="P7">Anytime wäre nice – Pfad während der Fahrt überprüfen und verbessern</text:p>
        </text:list-item>
        <text:list-item>
          <text:p text:style-name="P7">Bewegliche Hindernisse</text:p>
          <text:list>
            <text:list-item>
              <text:p text:style-name="P7">RRT* mit 3 Knotenzuständen sicher / nicht sicher / gesperrt</text:p>
            </text:list-item>
            <text:list-item>
              <text:p text:style-name="P7">Mithilfe von Sensordaten können beliebigen Punkten ein Zustand zugeordnet werden</text:p>
            </text:list-item>
          </text:list>
        </text:list-item>
        <text:list-item>
          <text:p text:style-name="P7">Baum wächst in beide Richtungen auf virtueller Karte</text:p>
        </text:list-item>
        <text:list-item>
          <text:p text:style-name="P7">RRT*-Smart</text:p>
        </text:list-item>
        <text:list-item>
          <text:p text:style-name="P7">Häufigkeit: Am besten 30x pro Sekunde, bis zu 4mal pro Sekunde Alg ausführen ist auch ok</text:p>
        </text:list-item>
      </text:list>
      <text:p text:style-name="Text_20_body"/>
      <text:h text:style-name="Heading_20_2" text:outline-level="2">Metriken / Messmethoden</text:h>
      <text:p text:style-name="Text_20_body">Vergleichbarkeit herausstellen, Vergleich zwischen</text:p>
      <text:list xml:id="list7732581641616939534" text:style-name="L2">
        <text:list-item>
          <text:p text:style-name="P8">reines RRT</text:p>
        </text:list-item>
        <text:list-item>
          <text:p text:style-name="P8">RRT*</text:p>
        </text:list-item>
        <text:list-item>
          <text:p text:style-name="P8">RRT*-Smart</text:p>
        </text:list-item>
      </text:list>
      <text:p text:style-name="Text_20_body"/>
      <text:p text:style-name="Text_20_body">Unter Berücksichtigung von</text:p>
      <text:list xml:id="list2957192494773936074" text:style-name="L3">
        <text:list-item>
          <text:p text:style-name="P9">Schrittweite</text:p>
        </text:list-item>
        <text:list-item>
          <text:p text:style-name="P9">Radius (RRT* - Max Entfernung Rewiring)</text:p>
        </text:list-item>
      </text:list>
      <text:p text:style-name="Text_20_body"/>
      <text:p text:style-name="Text_20_body">Vergleichskriterien:</text:p>
      <text:list xml:id="list8943665652763249675" text:style-name="L4">
        <text:list-item>
          <text:p text:style-name="P10">Berechnungszeit (Laufzeit)</text:p>
        </text:list-item>
        <text:list-item>
          <text:p text:style-name="P10">Schnelligkeit des Autos</text:p>
        </text:list-item>
        <text:list-item>
          <text:p text:style-name="P10">Optimalster Pfad des Autos (=kürzeste Zeit bei gleicher Geschwindigkeit)</text:p>
        </text:list-item>
        <text:list-item>
          <text:p text:style-name="P10">Sicherheit bzgl. Hindernisse</text:p>
        </text:list-item>
      </text:list>
      <text:p text:style-name="Text_20_body"/>
      <text:h text:style-name="P6" text:outline-level="2">Gliederung</text:h>
      <text:list xml:id="list9205574388851753437" text:style-name="L5">
        <text:list-item>
          <text:p text:style-name="P11">Titel</text:p>
        </text:list-item>
        <text:list-item>
          <text:p text:style-name="P11">Zusammenfassung – Abstract</text:p>
        </text:list-item>
        <text:list-item>
          <text:p text:style-name="P11">Eidesstattliche Erklärung</text:p>
        </text:list-item>
        <text:list-item text:start-value="1">
          <text:p text:style-name="P11">Einleitung</text:p>
          <text:list>
            <text:list-item>
              <text:p text:style-name="P11">Thema und Kontext/Motivaton</text:p>
            </text:list-item>
            <text:list-item>
              <text:p text:style-name="P11">Ziel der Arbeit</text:p>
              <text:list>
                <text:list-item>
                  <text:p text:style-name="P11">Was ist das Problem</text:p>
                </text:list-item>
                <text:list-item>
                  <text:p text:style-name="P11">Warum ist das ein Problem</text:p>
                </text:list-item>
                <text:list-item>
                  <text:p text:style-name="P11">Was ist <text:span text:style-name="T2">nicht</text:span><text:span text:style-name="T1"> das Problem/Was wird mit der Arbeit </text:span><text:span text:style-name="T2">nicht</text:span><text:span text:style-name="T1"> gelöst</text:span></text:p>
                </text:list-item>
              </text:list>
            </text:list-item>
            <text:list-item>
              <text:p text:style-name="P11">Vorgehen bei der Umsetzung</text:p>
              <text:list>
                <text:list-item>
                  <text:p text:style-name="P11">Gewählter Lösungsansatz, Alternativen, Abwägungen</text:p>
                </text:list-item>
              </text:list>
            </text:list-item>
            <text:list-item>
              <text:p text:style-name="P11">Aufbau der Arbeit</text:p>
              <text:list>
                <text:list-item>
                  <text:p text:style-name="P11">Grafik</text:p>
                </text:list-item>
                <text:list-item>
                  <text:p text:style-name="P11">Anmerkung zur Gestaltung der Arbeit</text:p>
                </text:list-item>
              </text:list>
            </text:list-item>
          </text:list>
        </text:list-item>
        <text:list-item>
          <text:p text:style-name="P11">Grundlagen/Hintergrund der Arbeit</text:p>
          <text:list>
            <text:list-item>
              <text:p text:style-name="P11">Verwendete grundlegendeAlgorithmen</text:p>
              <text:list>
                <text:list-item>
                  <text:p text:style-name="P11">RRT</text:p>
                </text:list-item>
                <text:list-item>
                  <text:p text:style-name="P11">RRT*</text:p>
                </text:list-item>
                <text:list-item>
                  <text:p text:style-name="P11">RRT*-Smart</text:p>
                </text:list-item>
              </text:list>
            </text:list-item>
            <text:list-item>
              <text:p text:style-name="P11">Weitere wichtige Grundlagen</text:p>
            </text:list-item>
            <text:list-item>
              <text:p text:style-name="P11">Begriffserklärungen</text:p>
            </text:list-item>
          </text:list>
        </text:list-item>
        <text:list-item>
          <text:p text:style-name="P11">Verwandte Arbeiten/Hintergrund der Arbeit</text:p>
          <text:list>
            <text:list-item>
              <text:p text:style-name="P11">Wichtige verwendete Quellen und deren Beitrag zum Thema</text:p>
            </text:list-item>
          </text:list>
        </text:list-item>
        <text:list-item>
          <text:p text:style-name="P11">Umsetzung</text:p>
          <text:list>
            <text:list-item>
              <text:p text:style-name="P11">ROSCORE</text:p>
              <text:list>
                <text:list-item>
                  <text:p text:style-name="P11">Softwarearchitektur</text:p>
                </text:list-item>
                <text:list-item>
                  <text:p text:style-name="P11">APIs</text:p>
                </text:list-item>
              </text:list>
            </text:list-item>
            <text:list-item>
              <text:p text:style-name="P11">Algorithmen – zentrale Elemente der Software</text:p>
              <text:list>
                <text:list-item>
                  <text:p text:style-name="P11">Benutzeroberfläche – GUI</text:p>
                </text:list-item>
                <text:list-item>
                  <text:p text:style-name="P11">Zentraler Quellcode</text:p>
                </text:list-item>
              </text:list>
            </text:list-item>
            <text:list-item>
              <text:p text:style-name="P11">Dokumentation der Durchführung und entstandener Artefakte</text:p>
            </text:list-item>
            <text:list-item>
              <text:p text:style-name="P11">Verwendete Metriken</text:p>
            </text:list-item>
            <text:list-item>
              <text:p text:style-name="P11">Beschreibung besonderer Schwierigkeiten und wie diese umgangen wurden</text:p>
            </text:list-item>
            <text:list-item>
              <text:p text:style-name="P11">(Evaluation – nur wenn ich dazu Zeit hab)</text:p>
              <text:list>
                <text:list-item>
                  <text:p text:style-name="P11">Tests und Testdatensätze für die Software</text:p>
                </text:list-item>
                <text:list-item>
                  <text:p text:style-name="P11"><text:soft-page-break/>Korrektheitsbeweise der Software</text:p>
                </text:list-item>
              </text:list>
            </text:list-item>
          </text:list>
        </text:list-item>
        <text:list-item>
          <text:p text:style-name="P11">Auswertung und Vergleich</text:p>
          <text:list>
            <text:list-item>
              <text:p text:style-name="P11">Präsentation verschiedener Varianten und deren Erfolg</text:p>
            </text:list-item>
            <text:list-item>
              <text:p text:style-name="P11">Grafiken</text:p>
            </text:list-item>
            <text:list-item>
              <text:p text:style-name="P11">Kontext zu anderen Arbeiten</text:p>
            </text:list-item>
            <text:list-item>
              <text:p text:style-name="P11">Evaluation der Arbeitsweise</text:p>
            </text:list-item>
          </text:list>
        </text:list-item>
        <text:list-item>
          <text:p text:style-name="P11">Fazit und Bewertung</text:p>
          <text:list>
            <text:list-item>
              <text:p text:style-name="P11">Ziel der Arbeit und zentrale Ergebnisse</text:p>
            </text:list-item>
            <text:list-item>
              <text:p text:style-name="P11">Ausblick</text:p>
            </text:list-item>
            <text:list-item>
              <text:p text:style-name="P11">Bedeutung</text:p>
            </text:list-item>
            <text:list-item>
              <text:p text:style-name="P11">Weiterführende Arbeiten/aufgetretene Probleme und deren Lösung</text:p>
            </text:list-item>
          </text:list>
        </text:list-item>
        <text:list-item>
          <text:p text:style-name="P11">Literaturliste und Quellenverzeichn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5DT12H21M49S</meta:editing-duration>
    <meta:editing-cycles>17</meta:editing-cycles>
    <meta:generator>OpenOffice/4.1.1$Win32 OpenOffice.org_project/411m6$Build-9775</meta:generator>
    <dc:date>2018-03-06T20:33:09.07</dc:date>
    <meta:document-statistic meta:table-count="1" meta:image-count="0" meta:object-count="0" meta:page-count="4" meta:paragraph-count="109" meta:word-count="482" meta:character-count="3563"/>
    <meta:user-defined meta:name="Info 1"/>
    <meta:user-defined meta:name="Info 2"/>
    <meta:user-defined meta:name="Info 3"/>
    <meta:user-defined meta:name="Info 4"/>
  </office:meta>
</office:document-meta>
</file>